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df6bd" officeooo:paragraph-rsid="000df6bd"/>
    </style:style>
    <style:style style:name="T1" style:family="text">
      <style:text-properties officeooo:rsid="000ed11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hile Hinkle is the local choice for stone and gravel today, once upon a time, <text:span text:style-name="T1">more than some hundred years ago,</text:span> another company mined in this region whom sold their mines to Hinkle. <text:span text:style-name="T1">What other company mined in the Gorge?</text:span></text:p>
      <text:p text:style-name="P1"/>
      <text:p text:style-name="P1">A. AMC (App Mining Co)</text:p>
      <text:p text:style-name="P1">B. EKY Mining Corps</text:p>
      <text:p text:style-name="P1">C. The Ky Coal Coalition</text:p>
      <text:p text:style-name="P1">D. There was no other company</text:p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#1c1c1c" style:writing-mode="lr-tb" draw:fill="solid" draw:fill-color="#1c1c1c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1c1c1c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22T12:47:25.544000000</meta:creation-date>
    <dc:date>2024-07-22T12:52:16.621000000</dc:date>
    <meta:editing-duration>PT4M49S</meta:editing-duration>
    <meta:editing-cycles>5</meta:editing-cycles>
    <meta:generator>LibreOffice/24.2.3.2$Windows_X86_64 LibreOffice_project/433d9c2ded56988e8a90e6b2e771ee4e6a5ab2ba</meta:generator>
    <meta:document-statistic meta:table-count="0" meta:image-count="0" meta:object-count="0" meta:page-count="1" meta:paragraph-count="5" meta:word-count="60" meta:character-count="315" meta:non-whitespace-character-count="260"/>
  </office:meta>
</office:document-meta>
</file>